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 fo:background-color="#FFFFFF"/>
      <style:text-properties style:font-name="Roboto" style:font-name-asian="Roboto" style:font-name-complex="Roboto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/>
    </style:style>
    <style:style style:name="ce6" style:family="table-cell" style:parent-style-name="Default" style:data-style-name="N0">
      <style:table-cell-properties fo:border="2pt solid #CCCCCC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CCCCCC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CCCCCC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9952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39.75pt" style:use-optimal-row-height="true" fo:break-before="auto"/>
    </style:style>
    <style:style style:name="ro4" style:family="table-row">
      <style:table-row-properties style:row-height="52.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78pt" style:use-optimal-row-height="true" fo:break-before="auto"/>
    </style:style>
    <style:style style:name="ro7" style:family="table-row">
      <style:table-row-properties style:row-height="75.75pt" style:use-optimal-row-height="tru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90.75pt" style:use-optimal-row-height="true" fo:break-before="auto"/>
    </style:style>
    <style:style style:name="ro10" style:family="table-row">
      <style:table-row-properties style:row-height="30.75pt" style:use-optimal-row-height="true" fo:break-before="auto"/>
    </style:style>
    <style:style style:name="ro11" style:family="table-row">
      <style:table-row-properties style:row-height="45.75pt" style:use-optimal-row-height="true" fo:break-before="auto"/>
    </style:style>
    <style:style style:name="ro12" style:family="table-row">
      <style:table-row-properties style:row-height="129pt" style:use-optimal-row-height="true" fo:break-before="auto"/>
    </style:style>
    <style:style style:name="ro13" style:family="table-row">
      <style:table-row-properties style:row-height="103.5pt" style:use-optimal-row-height="true" fo:break-before="auto"/>
    </style:style>
    <style:style style:name="ro14" style:family="table-row">
      <style:table-row-properties style:row-height="116.25pt" style:use-optimal-row-height="true" fo:break-before="auto"/>
    </style:style>
    <style:style style:name="ro15" style:family="table-row">
      <style:table-row-properties style:row-height="141.75pt" style:use-optimal-row-height="true" fo:break-before="auto"/>
    </style:style>
    <style:style style:name="ro16" style:family="table-row">
      <style:table-row-properties style:row-height="39pt" style:use-optimal-row-height="true" fo:break-before="auto"/>
    </style:style>
    <style:style style:name="ro17" style:family="table-row">
      <style:table-row-properties style:row-height="64.5pt" style:use-optimal-row-height="true" fo:break-before="auto"/>
    </style:style>
    <style:style style:name="ro18" style:family="table-row">
      <style:table-row-properties style:row-height="51.75pt" style:use-optimal-row-height="true" fo:break-before="auto"/>
    </style:style>
    <style:style style:name="ro19" style:family="table-row">
      <style:table-row-properties style:row-height="90pt" style:use-optimal-row-height="true" fo:break-before="auto"/>
    </style:style>
    <style:style style:name="ro20" style:family="table-row">
      <style:table-row-properties style:row-height="77.25pt" style:use-optimal-row-height="true" fo:break-before="auto"/>
    </style:style>
    <style:style style:name="ro21" style:family="table-row">
      <style:table-row-properties style:row-height="128.25pt" style:use-optimal-row-height="true" fo:break-before="auto"/>
    </style:style>
    <style:style style:name="ro22" style:family="table-row">
      <style:table-row-properties style:row-height="102.75pt" style:use-optimal-row-height="true" fo:break-before="auto"/>
    </style:style>
    <style:style style:name="ro23" style:family="table-row">
      <style:table-row-properties style:row-height="154.5pt" style:use-optimal-row-height="true" fo:break-before="auto"/>
    </style:style>
    <style:style style:name="ro2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SO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sops_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Topic_Area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Raw Materials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Dry Ingredients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Wet Ingredi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Chemical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Packaging (Food Contact)</text:p>
          </table:table-cell>
          <table:table-cell table:number-columns-repeated="16381"/>
        </table:table-row>
        <table:table-row table:style-name="ro4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Packaging (Non-Food Contact)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Truck Inspec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Shipping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Chemical</text:p>
          </table:table-cell>
          <table:table-cell table:number-columns-repeated="16381"/>
        </table:table-row>
        <table:table-row table:style-name="ro4">
          <table:table-cell table:style-name="ce1"/>
          <table:table-cell office:value-type="string" table:style-name="ce2">
            <text:p>Receiving</text:p>
          </table:table-cell>
          <table:table-cell office:value-type="string" table:style-name="ce3">
            <text:p>Mail (Parcel) Inspection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Office Tools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Non-GMO Produc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Delivery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Cross-Contamination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">
            <text:p>Receiving</text:p>
          </table:table-cell>
          <table:table-cell office:value-type="string" table:style-name="ce2">
            <text:p>Temperature Lo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Frozen G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Refrigerated G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Status Labe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Perishable Good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Crates Inspec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Calibrated Thermomete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Non-Perishable G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Machiner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Quality Chec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Pick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Handling Return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Equipmen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Cooked Produc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Hazardous Materi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Warehous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Pharmaceutical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Delivery Schedul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Expired G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Damaged Go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Mea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Medicin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Test Sampl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Ready-To-Eat F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Poultry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Purchased G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Cold Chai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Vaccin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eiving</text:p>
          </table:table-cell>
          <table:table-cell office:value-type="string" table:style-name="ce2">
            <text:p>Machine Maintenanc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Shipping</text:p>
          </table:table-cell>
          <table:table-cell office:value-type="string" table:style-name="ce4">
            <text:p>Perishable &amp; Non-Perishable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hipping</text:p>
          </table:table-cell>
          <table:table-cell office:value-type="string" table:style-name="ce4">
            <text:p>Ready-To-Eat Food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2">
            <text:p>Dr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2">
            <text:p>We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2">
            <text:p>Chemica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2">
            <text:p>Hazardous Chemic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2">
            <text:p>Packag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2">
            <text:p>Date Marking Ready-to-Ea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Raw Materia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Finished Produc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Rejected Raw Material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Storage</text:p>
          </table:table-cell>
          <table:table-cell office:value-type="string" table:style-name="ce4">
            <text:p>Rejected Printed/Unprinted Packaging Materi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Hazardous Foo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Cleaning Suppli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Large and Oversized Item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Temperature Controlled Item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Storage</text:p>
          </table:table-cell>
          <table:table-cell office:value-type="string" table:style-name="ce4">
            <text:p>Perishable Non-meat Ingredient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Storage</text:p>
          </table:table-cell>
          <table:table-cell office:value-type="string" table:style-name="ce4">
            <text:p>Non-Perishable Non-meat Ingredien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Non-ingredients Item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Frozen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Packing Materi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Cold Product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Storage Compactor Syste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Contain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Outdoor Materia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Pharmaceutical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Control Sampl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Storage Tank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Box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Bottles and Can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Damaged Good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Controlled Environme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Storage</text:p>
          </table:table-cell>
          <table:table-cell office:value-type="string" table:style-name="ce4">
            <text:p>Controlled Environment Quarantin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Glasswar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Stationar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Miscellaneou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Delivery Notes/Packing List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Solven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Proper Ventilati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Record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Site's Scope of Certific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Finished Product Specificati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Valida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Storage Requiremen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Temperature for Storag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Non-GMO Produc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Site Inspec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Product Identification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Storage</text:p>
          </table:table-cell>
          <table:table-cell office:value-type="string" table:style-name="ce4">
            <text:p>Food Fraud Vulnerability Assessmen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Storage</text:p>
          </table:table-cell>
          <table:table-cell office:value-type="string" table:style-name="ce4">
            <text:p>Food Defense Threat Assessme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Product Batch Detai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Light Fitting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Equipment Specific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Facility Failure Documenta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Hygeine requirement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Grounds and Roadway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Pest Preven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Biological Materi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Product Rotati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Signag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orage</text:p>
          </table:table-cell>
          <table:table-cell office:value-type="string" table:style-name="ce4">
            <text:p>Ambi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orage</text:p>
          </table:table-cell>
          <table:table-cell office:value-type="string" table:style-name="ce4">
            <text:p>Personnel Welfar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orage</text:p>
          </table:table-cell>
          <table:table-cell office:value-type="string" table:style-name="ce4">
            <text:p>Staff Ameniti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Storage</text:p>
          </table:table-cell>
          <table:table-cell office:value-type="string" table:style-name="ce4">
            <text:p>Repairs and Maintenan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Lunchro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Restro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Offi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Laboratory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3">
            <text:p>Employee Locker Roo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3">
            <text:p>Blending Room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3">
            <text:p>Material Staging Roo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3">
            <text:p>Warehouse Area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Produc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Kitche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Utensi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Food Area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Storage Roo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</text:p>
          </table:table-cell>
          <table:table-cell office:value-type="string" table:style-name="ce2">
            <text:p>Food Packaging Materia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2">
            <text:p>Food Contain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Refrigerato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Production Are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Tabl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Equip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Processing Ro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Ceiling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Doo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2">
            <text:p>Production Corridor Are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Floo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2">
            <text:p>Equipment Wash Are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leaning</text:p>
          </table:table-cell>
          <table:table-cell office:value-type="string" table:style-name="ce2">
            <text:p>Product Storage Are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leaning</text:p>
          </table:table-cell>
          <table:table-cell office:value-type="string" table:style-name="ce2">
            <text:p>Corrido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Dining Roo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Shipping Contain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eaning</text:p>
          </table:table-cell>
          <table:table-cell office:value-type="string" table:style-name="ce2">
            <text:p>Bread Contain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Mixer Blend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Dry Blend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Mix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Flour Mix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Flour Hopp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Metal Detecto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Pinch Conveyo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Floo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eil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himney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Elevator Conveyo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Counter Stack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Bag Sealer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Production - Ingredient Preparation Roo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Production - Pre-Processing Area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Production - Processing Area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Production - Filling and Package Forming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Production - Finished Product Packag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Maintenance Area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QA Offic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QC St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Handwash St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hemical Roo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hemical Spill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Broken Glas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Warehous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Truck Bed / Contain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Storage Bins / Containe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Kitche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Ove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Refrigerato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Freez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ool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Chill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AC Coi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2">
            <text:p>Trash Bin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Attic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Dumpst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Trash Compacto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HVAC Syste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Ventil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Cooling/Refrigeration/Freezer Coi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Drai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Maintenance-Belt Inspec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Vector Swabb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Cleaning-Greas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Hand Air Dry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leaning and Sanitation</text:p>
          </table:table-cell>
          <table:table-cell office:value-type="string" table:style-name="ce3">
            <text:p>Food Production Sink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able Sca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Floor Sca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hermomet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pH Mete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Water Activity Meter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Magnets and Metal Detecto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4">
            <text:p>Spectrometer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Chromatographic System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Pipettes and Micropipett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Biurets/Bure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Centrifug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Incubato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Cold storage un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Autoclav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Ammeter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Chlorine Concentration Test Equipment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4">
            <text:p>Volumetric Glasswar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Water Bath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Automated Colony Chambe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imers &amp; Internal Timing Devic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Spectrophotomet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Data Acquisition System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Hydrome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Analytical Balanc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riple-Beam Balanc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Rotary Heat Seale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Impulse Heat Seal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esting Machin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Chlorine Dispens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Hygrome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Vacuum Gaug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Pressure Tranduce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hermal Imaging Camera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Fridg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Freez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Oven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est Gaug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Digital Indicato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ransmitt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hermisto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Rotomet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urbine Mete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Laminar Flowmete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Calibration</text:p>
          </table:table-cell>
          <table:table-cell office:value-type="string" table:style-name="ce2">
            <text:p>Thermal Mass Flowmete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aging</text:p>
          </table:table-cell>
          <table:table-cell office:value-type="string" table:style-name="ce2">
            <text:p>Raw Materia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aging</text:p>
          </table:table-cell>
          <table:table-cell office:value-type="string" table:style-name="ce2">
            <text:p>Packaging Materia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Staging</text:p>
          </table:table-cell>
          <table:table-cell office:value-type="string" table:style-name="ce2">
            <text:p>Production Materi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aging</text:p>
          </table:table-cell>
          <table:table-cell office:value-type="string" table:style-name="ce2">
            <text:p>Finish Produ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aging</text:p>
          </table:table-cell>
          <table:table-cell office:value-type="string" table:style-name="ce2">
            <text:p>Hand Washing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aging</text:p>
          </table:table-cell>
          <table:table-cell office:value-type="string" table:style-name="ce2">
            <text:p>Program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Staging</text:p>
          </table:table-cell>
          <table:table-cell office:value-type="string" table:style-name="ce5">
            <text:p>Personnel Qualification Program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Staging</text:p>
          </table:table-cell>
          <table:table-cell office:value-type="string" table:style-name="ce5">
            <text:p>Personnel Training Program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Staging</text:p>
          </table:table-cell>
          <table:table-cell office:value-type="string" table:style-name="ce5">
            <text:p>Personnel Clothing and Glove Program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2">
            <text:p>Staging</text:p>
          </table:table-cell>
          <table:table-cell office:value-type="string" table:style-name="ce5">
            <text:p>Equipment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2">
            <text:p>Staging</text:p>
          </table:table-cell>
          <table:table-cell office:value-type="string" table:style-name="ce5">
            <text:p>Utensil Program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Color Coding Program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Disease Control Program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Staging</text:p>
          </table:table-cell>
          <table:table-cell office:value-type="string" table:style-name="ce5">
            <text:p>Preventive Maintenance Progra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aging</text:p>
          </table:table-cell>
          <table:table-cell office:value-type="string" table:style-name="ce2">
            <text:p>SSOP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Staging</text:p>
          </table:table-cell>
          <table:table-cell office:value-type="string" table:style-name="ce2">
            <text:p>FIFO Program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Visual Inspection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Material Integrity Control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Staging</text:p>
          </table:table-cell>
          <table:table-cell office:value-type="string" table:style-name="ce5">
            <text:p>Metal, Glass, Wood and Hard Plastic Policy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Pest Control Policy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Traceability Control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2">
            <text:p>Staging</text:p>
          </table:table-cell>
          <table:table-cell office:value-type="string" table:style-name="ce5">
            <text:p>Allergen Control Program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Staging</text:p>
          </table:table-cell>
          <table:table-cell office:value-type="string" table:style-name="ce5">
            <text:p>Sanitation Program Control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2">
            <text:p>Staging</text:p>
          </table:table-cell>
          <table:table-cell office:value-type="string" table:style-name="ce5">
            <text:p>Buddy Progra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taging</text:p>
          </table:table-cell>
          <table:table-cell office:value-type="string" table:style-name="ce2">
            <text:p>CCTV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xternal-Bait Trap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xisting and Potential Hazard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rrective Action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ngineering Contro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Administrative Contro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olici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cedur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gra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ersonal Protective Equipment (PPE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afety Hazar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Biological Hazar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hemical Hazard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rgonomic Hazar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hysical Hazard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sychosocial Hazard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cess Flow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Information on Chemic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torage Area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Workplace Rules and Regulation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Manufacturers Specific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mergency Procedure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Work force size, shifts and supervis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Quality Control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Quality Assuranc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Good Manufacturing Practic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Label Review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sidual Chemical Testin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aw Material Testing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leaning and Sanitizing Food Contact Surfac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Housekeepin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Process Desig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work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Hold and Releas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call Procedur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torag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Trainin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Sequenc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Traceability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Management Responsibility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Management Review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mplaint Manageme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Safety and Management Syste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Document Contro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cord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for Storage and Distribu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ntract Service Provider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ntract Third-Party Storage or Distributor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Legislation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Good Storage and Distribution Practice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Safety Plan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Non-conforming Product and Equip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Recoup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Releas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Validation and Effectivenes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Verification Activiti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rrective and Preventative Ac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Internal Audi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Identific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 Trac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risis Management Plannin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Defense Pla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Fraud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Allergen Manage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Building Material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Lighting and Light Fitting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Dust, Insect and Pest Proof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Ventila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quipment and Utensi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Grounds and Roadway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pairs and Maintenanc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Maintenance Staff and Contractor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alibra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est Preven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leaning and Sanit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ersonal Welfar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Handwash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lothing and Personal Effec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Visitor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taffs Amenitie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ceipt, Storage, and Handling of Good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torage of Dry Good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torage of Hazardous Chemicals and Toxic Substances Used On-sit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Loading, Transport, and Staging Practice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ntrol of Foreign Matter Contamination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Managing Foreign Matter Contamination Inciden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Waste Disposal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ntrolling Time and Temperature During Prepar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ersonal Hygiene</text:p>
          </table:table-cell>
          <table:table-cell table:number-columns-repeated="16381"/>
        </table:table-row>
        <table:table-row table:style-name="ro14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eventing Cross-Contamination During Storage and Prepar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ceiving Deliverie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oking and Reheating Temperature Lo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Cooling Temperature Lo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Production Lo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ceiving Lo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Refrigeration Lo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Dry Store Room Log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Safety Checklis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Washing Fruits and Vegetab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erving Food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Food Sour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Thaw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Ware Wash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mployee Area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Employee Train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Inspection</text:p>
          </table:table-cell>
          <table:table-cell office:value-type="string" table:style-name="ce2">
            <text:p>Supplier Approv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Mea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poultr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raw food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defrosting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froze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Thawing</text:p>
          </table:table-cell>
          <table:table-cell office:value-type="string" table:style-name="ce2">
            <text:p>clean leak proof packag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Thawing</text:p>
          </table:table-cell>
          <table:table-cell office:value-type="string" table:style-name="ce2">
            <text:p>cooking without thaw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Thawing</text:p>
          </table:table-cell>
          <table:table-cell office:value-type="string" table:style-name="ce2">
            <text:p>cooking proces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Thawing</text:p>
          </table:table-cell>
          <table:table-cell office:value-type="string" table:style-name="ce2">
            <text:p>thawing under running water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Thawing</text:p>
          </table:table-cell>
          <table:table-cell office:value-type="string" table:style-name="ce2">
            <text:p>thawing in microwave ove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Thawing</text:p>
          </table:table-cell>
          <table:table-cell office:value-type="string" table:style-name="ce2">
            <text:p>thawing in refrigerato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skew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Thawing</text:p>
          </table:table-cell>
          <table:table-cell office:value-type="string" table:style-name="ce2">
            <text:p>A.R. number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Thawing</text:p>
          </table:table-cell>
          <table:table-cell office:value-type="string" table:style-name="ce2">
            <text:p>raw material cod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Thawing</text:p>
          </table:table-cell>
          <table:table-cell office:value-type="string" table:style-name="ce2">
            <text:p>warehous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Thawing</text:p>
          </table:table-cell>
          <table:table-cell office:value-type="string" table:style-name="ce2">
            <text:p>warehouse personne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Thawing</text:p>
          </table:table-cell>
          <table:table-cell office:value-type="string" table:style-name="ce2">
            <text:p>Container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awing</text:p>
          </table:table-cell>
          <table:table-cell office:value-type="string" table:style-name="ce2">
            <text:p>storag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Thawing</text:p>
          </table:table-cell>
          <table:table-cell office:value-type="string" table:style-name="ce2">
            <text:p>temperatur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ontaine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Build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Walls, Floors, Ceil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PP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Equipment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Vehicl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Room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Utensi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Machinery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Food Packag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Water Quality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Handwash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Food Washing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Safe Internal Cooking Temperature and Tim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Raw Material Trac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Physical clean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hemical clean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Ultrasonic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Disinfec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Antisepsi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Steriliz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Autoclaving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Thermal washer disinfec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Dry heat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hemical disinfec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Food Adulteration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hemical disinfection of blood or body fluid spillag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arpet and upholstery spil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Vapors and gas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Ionizing radi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Ultraviolet (UV) radi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Pest Control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Rubbish Disposal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Thermal Sanitiz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Decontamination Procedures</text:p>
          </table:table-cell>
          <table:table-cell office:value-type="string" table:style-name="ce2">
            <text:p>Chemical Sanitiz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Waste Disposal</text:p>
          </table:table-cell>
          <table:table-cell office:value-type="string" table:style-name="ce2">
            <text:p>Edib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Waste Disposal</text:p>
          </table:table-cell>
          <table:table-cell office:value-type="string" table:style-name="ce2">
            <text:p>In-Edib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Waste Disposal</text:p>
          </table:table-cell>
          <table:table-cell office:value-type="string" table:style-name="ce2">
            <text:p>Chemical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Waste Disposal</text:p>
          </table:table-cell>
          <table:table-cell office:value-type="string" table:style-name="ce2">
            <text:p>Hazardous Materials - Sulfuric Acid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 Acetylen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 Hydroge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 Oxyge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 Nitrous oxid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Flammable liquids</text:p>
          </table:table-cell>
          <table:table-cell table:number-columns-repeated="16381"/>
        </table:table-row>
        <table:table-row table:style-name="ro15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Spray finishing using flammable and combustible material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Waste Disposal</text:p>
          </table:table-cell>
          <table:table-cell office:value-type="string" table:style-name="ce4">
            <text:p>Hazardous Materials -Explosives and blasting agent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Unusable Packaging Materia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Liquid and Unsanitary Waste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Handling and Disposal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Methods and Responsibility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Review and Monitor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Drainage System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Drainage System Maintainanc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Vehicle Waste Disposal Equipment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Generation, Identification and Classific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Solid Waste and Storag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Municipal Solid Wast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Universal Waste</text:p>
          </table:table-cell>
          <table:table-cell table:number-columns-repeated="16381"/>
        </table:table-row>
        <table:table-row table:style-name="ro1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Recyclable, Recoverable, or Reusable Materials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Construction Demolition Debris (CDD)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Cleaning and Wash Water Disposal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Leftover or Unused Pai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Lead Containing Material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Asbestos Containing Material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Scrap Metal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Landscape Debri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Sawdust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Mercury Containing Chemicals and Equipmen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Aerosol Can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Management - Used or Obsolete Chemical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Transpor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Waste Disposal</text:p>
          </table:table-cell>
          <table:table-cell office:value-type="string" table:style-name="ce2">
            <text:p>Waste Register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Packaging Materials - Carton / Box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Packaging Materials - Glas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Packaging Materials - Processed Food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Packaging Materials -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Homeless Shelter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Red Cross</text:p>
          </table:table-cell>
          <table:table-cell table:number-columns-repeated="16381"/>
        </table:table-row>
        <table:table-row table:style-name="ro17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- Game, Fish and Poultry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Condi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Source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Source Records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Monitoring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Audit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Verifica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Storage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Food Correc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Solicited Dona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Voluntary Dona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mestic Sources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Foreign Sources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ed Goods Assessmment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Cash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Equipment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Transportation</text:p>
          </table:table-cell>
          <table:table-cell table:number-columns-repeated="16381"/>
        </table:table-row>
        <table:table-row table:style-name="ro17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Services or Manpower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Property or Real Estate</text:p>
          </table:table-cell>
          <table:table-cell table:number-columns-repeated="16381"/>
        </table:table-row>
        <table:table-row table:style-name="ro17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Transfer of Securities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ation- Bequests or Life Insuranc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or Bill of Rights</text:p>
          </table:table-cell>
          <table:table-cell table:number-columns-repeated="16381"/>
        </table:table-row>
        <table:table-row table:style-name="ro19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Code of Ethical Fundraising and Financial Accountability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Acknowledgement Reciept- Official Receipt (Cash)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Acknowledgement Receipt- Official Receipt (Cash)</text:p>
          </table:table-cell>
          <table:table-cell table:number-columns-repeated="16381"/>
        </table:table-row>
        <table:table-row table:style-name="ro17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Acknowledgement Receipt- WSR (Stocks)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Letter of Appreciation</text:p>
          </table:table-cell>
          <table:table-cell table:number-columns-repeated="16381"/>
        </table:table-row>
        <table:table-row table:style-name="ro21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epartment Manager of the Department of Treasury, DTBFM-Cash donation</text:p>
          </table:table-cell>
          <table:table-cell table:number-columns-repeated="16381"/>
        </table:table-row>
        <table:table-row table:style-name="ro21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epartment Manager of General Services Department- Properties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epartment for Corporate Planning- Real Estat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Cost of Donation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Trust Liabilities</text:p>
          </table:table-cell>
          <table:table-cell table:number-columns-repeated="16381"/>
        </table:table-row>
        <table:table-row table:style-name="ro18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Legislative Framework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Granting of Gifts, Donation and Sponsorship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Acceptance of Gifts, Donation, and Sponsorship- Individual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Gifts or Donation of Immovable Property- Department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Financial Disclosur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Reporting Requirements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Donor Identity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Sponsor Identity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Gratification</text:p>
          </table:table-cell>
          <table:table-cell table:number-columns-repeated="16381"/>
        </table:table-row>
        <table:table-row table:style-name="ro19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Donation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8">
            <text:p>Example of Gifts, Donation, and Sponsorships- Hospitality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Mementos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Promotional Gift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Sponsorship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Gift</text:p>
          </table:table-cell>
          <table:table-cell table:number-columns-repeated="16381"/>
        </table:table-row>
        <table:table-row table:style-name="ro19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Tokens</text:p>
          </table:table-cell>
          <table:table-cell table:number-columns-repeated="16381"/>
        </table:table-row>
        <table:table-row table:style-name="ro19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Civility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Example of Gifts, Donation, and Sponsorships- Corporate Gift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Compliance Checklist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Inventory Register Updat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Assets Register Updat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Transfer of Inventory</text:p>
          </table:table-cell>
          <table:table-cell table:number-columns-repeated="16381"/>
        </table:table-row>
        <table:table-row table:style-name="ro19">
          <table:table-cell/>
          <table:table-cell office:value-type="string" table:style-name="ce7">
            <text:p>Donation Procedures</text:p>
          </table:table-cell>
          <table:table-cell office:value-type="string" table:style-name="ce7">
            <text:p>Gifts, Donations, and Sponsorships Registe Update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Authoriz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Certificate of Clearanc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Conformity with Regular National Standard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Conformity with International Standard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Beneficiary Selection &amp; Mobilization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7">
            <text:p>Donation Procedures</text:p>
          </table:table-cell>
          <table:table-cell office:value-type="string" table:style-name="ce2">
            <text:p>Distribution Partner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Facilities Management Environmental Resources (ER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Managers and Supervisor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Personnel Performing the Job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Municipal Solid Wast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Universal Wast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Universal Waste-Batterie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Universal Waste-Fluorescent Lamps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Recycling Procedures</text:p>
          </table:table-cell>
          <table:table-cell office:value-type="string" table:style-name="ce4">
            <text:p>Recyclable, Recoverable, or Reusable Material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Metal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Cardboard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Electronic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Glass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Plastics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White Paper</text:p>
          </table:table-cell>
          <table:table-cell table:number-columns-repeated="16381"/>
        </table:table-row>
        <table:table-row table:style-name="ro1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Mixed Office Paper</text:p>
          </table:table-cell>
          <table:table-cell table:number-columns-repeated="16381"/>
        </table:table-row>
        <table:table-row table:style-name="ro2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Recyclable, Recoverable, or Reusable Materials-Reusable Office Supply Exchange (R.O.S.E)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Construction Demolition Debris (CDD) i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Cleaning and Wash Water Disposal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eftover or Unused Pai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eftover or Unused Paint-Latex Paints</text:p>
          </table:table-cell>
          <table:table-cell table:number-columns-repeated="16381"/>
        </table:table-row>
        <table:table-row table:style-name="ro1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-Leftover or Unused Paint-Secondary Paint Thinner &amp; Varnish Remover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eftover or Unused Paint-Oil-Based Paints.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eftover or Unused Paint-Aerosol Paint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ead Containing Material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Asbestos Containing Material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Scrap Metal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Landscape Debris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Sawdust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Mercury Containing Chemicals and Equipme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Aerosol Can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Recycling Procedures</text:p>
          </table:table-cell>
          <table:table-cell office:value-type="string" table:style-name="ce2">
            <text:p>Used or Obsolete Chemicals</text:p>
          </table:table-cell>
          <table:table-cell table:number-columns-repeated="16381"/>
        </table:table-row>
        <table:table-row table:number-rows-repeated="1048026" table:style-name="ro2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pc</dc:creator>
    <meta:creation-date>2022-09-04T18:21:36Z</meta:creation-date>
    <dc:date>2022-09-04T18:23:56Z</dc:date>
  </office:meta>
</office:document-meta>
</file>